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onospac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5.695cm" fo:break-before="auto" fo:break-after="auto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21.7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3.893cm" style:rel-column-width="9926*"/>
    </style:style>
    <style:style style:name="Table2.B" style:family="table-column">
      <style:table-column-properties style:column-width="21.807cm" style:rel-column-width="55609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5.205cm" style:rel-column-width="13273*"/>
    </style:style>
    <style:style style:name="Table3.B" style:family="table-column">
      <style:table-column-properties style:column-width="20.495cm" style:rel-column-width="52262*"/>
    </style:style>
    <style:style style:name="Table3.A1" style:family="table-cell">
      <style:table-cell-properties fo:padding="0cm" fo:border="none" style:writing-mode="page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1" fo:font-size="10pt" style:font-size-asian="8.75pt" style:font-size-complex="10pt"/>
    </style:style>
    <style:style style:name="P2" style:family="paragraph" style:parent-style-name="Table_20_Contents">
      <style:text-properties style:font-name="Arial1" fo:font-size="10pt" fo:font-weight="normal" style:font-size-asian="10pt" style:font-weight-asian="normal" style:font-name-complex="Mangal" style:font-size-complex="10pt" style:font-weight-complex="normal"/>
    </style:style>
    <style:style style:name="P3" style:family="paragraph" style:parent-style-name="Table_20_Contents">
      <style:text-properties style:font-name="Arial1" fo:font-size="10pt" fo:font-weight="normal" officeooo:rsid="0029d4a6" officeooo:paragraph-rsid="0029d4a6" style:font-size-asian="10pt" style:font-weight-asian="normal" style:font-name-complex="Mangal" style:font-size-complex="10pt" style:font-weight-complex="normal"/>
    </style:style>
    <style:style style:name="P4" style:family="paragraph" style:parent-style-name="Table_20_Contents">
      <style:text-properties style:font-name="Arial1" fo:font-size="10pt" fo:font-weight="normal" officeooo:rsid="004cfc9a" officeooo:paragraph-rsid="00262a43" style:font-size-asian="10pt" style:font-weight-asian="normal" style:font-name-complex="Mangal" style:font-size-complex="10pt" style:font-weight-complex="normal"/>
    </style:style>
    <style:style style:name="P5" style:family="paragraph" style:parent-style-name="Table_20_Contents">
      <style:text-properties style:font-name="Arial1" fo:font-size="10pt" fo:font-weight="normal" officeooo:rsid="004cfc9a" officeooo:paragraph-rsid="004cfc9a" style:font-size-asian="10pt" style:font-weight-asian="normal" style:font-name-complex="Mangal" style:font-size-complex="10pt" style:font-weight-complex="normal"/>
    </style:style>
    <style:style style:name="P6" style:family="paragraph" style:parent-style-name="Table_20_Contents">
      <style:text-properties style:font-name="Arial1" fo:font-size="10pt" fo:font-weight="normal" officeooo:rsid="00262a43" officeooo:paragraph-rsid="00262a43" style:font-size-asian="10pt" style:font-weight-asian="normal" style:font-name-complex="Mangal" style:font-size-complex="10pt" style:font-weight-complex="normal"/>
    </style:style>
    <style:style style:name="P7" style:family="paragraph" style:parent-style-name="Table_20_Contents">
      <style:text-properties style:font-name="Arial1" fo:font-size="10pt" fo:font-weight="normal" officeooo:rsid="004ec749" officeooo:paragraph-rsid="004ec749" style:font-size-asian="10pt" style:font-weight-asian="normal" style:font-name-complex="Mangal" style:font-size-complex="10pt" style:font-weight-complex="normal"/>
    </style:style>
    <style:style style:name="P8" style:family="paragraph" style:parent-style-name="Table_20_Contents">
      <style:text-properties style:font-name="Arial1" fo:font-size="10pt" fo:font-weight="normal" officeooo:rsid="004ec749" style:font-size-asian="10pt" style:font-weight-asian="normal" style:font-name-complex="Mangal" style:font-size-complex="10pt" style:font-weight-complex="normal"/>
    </style:style>
    <style:style style:name="P9" style:family="paragraph" style:parent-style-name="Table_20_Contents">
      <style:text-properties style:font-name="Arial1" fo:font-size="10pt" fo:font-weight="normal" officeooo:rsid="004f7d9c" officeooo:paragraph-rsid="004f7d9c" style:font-size-asian="10pt" style:font-weight-asian="normal" style:font-name-complex="Mangal" style:font-size-complex="10pt" style:font-weight-complex="normal"/>
    </style:style>
    <style:style style:name="P10" style:family="paragraph" style:parent-style-name="Table_20_Contents">
      <style:text-properties style:font-name="Arial1" fo:font-size="10pt" fo:font-weight="normal" officeooo:rsid="00548d58" officeooo:paragraph-rsid="00548d58" style:font-size-asian="10pt" style:font-weight-asian="normal" style:font-name-complex="Mangal" style:font-size-complex="10pt" style:font-weight-complex="normal"/>
    </style:style>
    <style:style style:name="P11" style:family="paragraph" style:parent-style-name="Table_20_Contents">
      <style:text-properties style:font-name="Arial1" fo:font-size="10pt" fo:font-weight="normal" officeooo:rsid="0054c3ca" officeooo:paragraph-rsid="0054c3ca" style:font-size-asian="10pt" style:font-weight-asian="normal" style:font-name-complex="Mangal" style:font-size-complex="10pt" style:font-weight-complex="normal"/>
    </style:style>
    <style:style style:name="P12" style:family="paragraph" style:parent-style-name="Table_20_Contents">
      <style:text-properties style:font-name="Arial1" fo:font-size="10pt" fo:font-weight="bold" style:font-size-asian="10pt" style:font-weight-asian="bold" style:font-name-complex="Mangal" style:font-size-complex="10pt" style:font-weight-complex="bold"/>
    </style:style>
    <style:style style:name="P13" style:family="paragraph" style:parent-style-name="Table_20_Contents">
      <style:text-properties style:font-name="Arial1" fo:font-size="10pt" fo:font-weight="bold" officeooo:rsid="00198bc9" officeooo:paragraph-rsid="00198bc9" style:font-size-asian="10pt" style:font-weight-asian="bold" style:font-name-complex="Mangal" style:font-size-complex="10pt" style:font-weight-complex="bold"/>
    </style:style>
    <style:style style:name="P14" style:family="paragraph" style:parent-style-name="Table_20_Contents">
      <style:text-properties style:font-name="Arial1" fo:font-size="10pt" fo:font-weight="bold" officeooo:rsid="00455a44" officeooo:paragraph-rsid="00455a44" style:font-size-asian="10pt" style:font-weight-asian="bold" style:font-name-complex="Mangal" style:font-size-complex="10pt" style:font-weight-complex="bold"/>
    </style:style>
    <style:style style:name="P15" style:family="paragraph" style:parent-style-name="Table_20_Contents">
      <style:text-properties style:font-name="Arial1" fo:font-size="10pt" fo:font-weight="bold" officeooo:rsid="004b2f8d" officeooo:paragraph-rsid="004b2f8d" style:font-size-asian="10pt" style:font-weight-asian="bold" style:font-name-complex="Mangal" style:font-size-complex="10pt" style:font-weight-complex="bold"/>
    </style:style>
    <style:style style:name="P16" style:family="paragraph" style:parent-style-name="Table_20_Contents">
      <style:text-properties style:font-name="Arial1" fo:font-size="10pt" fo:font-weight="bold" officeooo:rsid="004cfc9a" officeooo:paragraph-rsid="004cfc9a" style:font-size-asian="10pt" style:font-weight-asian="bold" style:font-name-complex="Mangal" style:font-size-complex="10pt" style:font-weight-complex="bold"/>
    </style:style>
    <style:style style:name="P17" style:family="paragraph" style:parent-style-name="Table_20_Contents">
      <style:text-properties style:font-name="Arial1" fo:font-size="10pt" fo:font-weight="bold" officeooo:rsid="004f7d9c" officeooo:paragraph-rsid="004f7d9c" style:font-size-asian="10pt" style:font-weight-asian="bold" style:font-name-complex="Mangal" style:font-size-complex="10pt" style:font-weight-complex="bold"/>
    </style:style>
    <style:style style:name="P18" style:family="paragraph" style:parent-style-name="Table_20_Contents">
      <style:text-properties style:font-name="Arial1" fo:font-size="10pt" fo:font-weight="bold" officeooo:rsid="005403d6" officeooo:paragraph-rsid="005403d6" style:font-size-asian="10pt" style:font-weight-asian="bold" style:font-name-complex="Mangal" style:font-size-complex="10pt" style:font-weight-complex="bold"/>
    </style:style>
    <style:style style:name="P19" style:family="paragraph" style:parent-style-name="Table_20_Contents">
      <style:text-properties style:font-name="Arial1" fo:font-size="10pt" fo:font-weight="bold" officeooo:rsid="005ee1d5" officeooo:paragraph-rsid="005ee1d5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text-properties style:font-name="Arial1" fo:font-size="10pt" fo:font-weight="bold" officeooo:rsid="005f2aa6" officeooo:paragraph-rsid="005f2aa6" style:font-size-asian="10pt" style:font-weight-asian="bold" style:font-name-complex="Mangal" style:font-size-complex="10pt" style:font-weight-complex="bold"/>
    </style:style>
    <style:style style:name="P21" style:family="paragraph" style:parent-style-name="Listenabsatz">
      <style:paragraph-properties fo:margin-left="0cm" fo:margin-right="0cm" fo:text-indent="0cm" style:auto-text-indent="false"/>
      <style:text-properties style:font-name="Arial1"/>
    </style:style>
    <style:style style:name="P22" style:family="paragraph" style:parent-style-name="Listenabsatz">
      <style:paragraph-properties fo:margin-left="0cm" fo:margin-right="0cm" fo:text-indent="0cm" style:auto-text-indent="false" fo:break-before="page"/>
      <style:text-properties style:font-name="Arial1"/>
    </style:style>
    <style:style style:name="P23" style:family="paragraph" style:parent-style-name="Standard">
      <style:paragraph-properties fo:text-align="end" style:justify-single-word="false"/>
      <style:text-properties style:font-name="Arial1"/>
    </style:style>
    <style:style style:name="P24" style:family="paragraph" style:parent-style-name="Standard">
      <style:text-properties style:font-name="Arial1" fo:font-weight="bold" style:font-weight-asian="bold" style:font-weight-complex="bold"/>
    </style:style>
    <style:style style:name="P25" style:family="paragraph" style:parent-style-name="Listenabsatz">
      <style:paragraph-properties fo:margin-left="0cm" fo:margin-right="0cm" fo:text-indent="0cm" style:auto-text-indent="false"/>
    </style:style>
    <style:style style:name="P26" style:family="paragraph" style:parent-style-name="Listenabsatz">
      <style:paragraph-properties fo:margin-left="0cm" fo:margin-right="0cm" fo:text-indent="0cm" style:auto-text-indent="false" fo:break-before="page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text-properties style:text-position="super 67%" style:font-name="Arial1"/>
    </style:style>
    <style:style style:name="P29" style:family="paragraph" style:parent-style-name="Standard">
      <style:text-properties style:font-name="Courier New" fo:font-size="8pt" fo:font-weight="normal" style:font-size-asian="8pt" style:font-weight-asian="normal" style:font-name-complex="Mangal" style:font-size-complex="8pt" style:font-weight-complex="normal"/>
    </style:style>
    <style:style style:name="P30" style:family="paragraph" style:parent-style-name="Table_20_Contents">
      <style:text-properties style:font-name="Courier New" fo:font-size="8pt" fo:font-weight="normal" style:font-size-asian="8pt" style:font-weight-asian="normal" style:font-name-complex="Mangal" style:font-size-complex="8pt" style:font-weight-complex="normal"/>
    </style:style>
    <style:style style:name="P31" style:family="paragraph" style:parent-style-name="Standard">
      <style:text-properties style:font-name="Courier New" fo:font-size="8pt" fo:font-weight="normal" officeooo:rsid="004f7d9c" officeooo:paragraph-rsid="004f7d9c" style:font-size-asian="8pt" style:font-weight-asian="normal" style:font-name-complex="Mangal" style:font-size-complex="8pt" style:font-weight-complex="normal"/>
    </style:style>
    <style:style style:name="P32" style:family="paragraph" style:parent-style-name="Standard">
      <style:text-properties style:font-name="Courier New" fo:font-size="8pt" fo:font-weight="normal" officeooo:paragraph-rsid="00528b14" style:font-size-asian="8pt" style:font-weight-asian="normal" style:font-name-complex="Mangal" style:font-size-complex="8pt" style:font-weight-complex="normal"/>
    </style:style>
    <style:style style:name="P33" style:family="paragraph" style:parent-style-name="Standard">
      <style:text-properties style:font-name="Courier New" fo:font-size="8pt" fo:font-weight="normal" officeooo:rsid="00548d58" officeooo:paragraph-rsid="00548d58" style:font-size-asian="8pt" style:font-weight-asian="normal" style:font-name-complex="Mangal" style:font-size-complex="8pt" style:font-weight-complex="normal"/>
    </style:style>
    <style:style style:name="P34" style:family="paragraph" style:parent-style-name="Standard">
      <style:text-properties style:font-name="Courier New" fo:font-size="8pt" fo:font-weight="normal" officeooo:rsid="0054c3ca" officeooo:paragraph-rsid="0054c3ca" style:font-size-asian="8pt" style:font-weight-asian="normal" style:font-name-complex="Mangal" style:font-size-complex="8pt" style:font-weight-complex="normal"/>
    </style:style>
    <style:style style:name="P35" style:family="paragraph" style:parent-style-name="Table_20_Contents">
      <style:text-properties style:font-name="Courier New" fo:font-size="8pt" style:font-size-asian="8pt" style:font-name-complex="Mangal" style:font-size-complex="8pt"/>
    </style:style>
    <style:style style:name="P36" style:family="paragraph" style:parent-style-name="Table_20_Contents">
      <style:text-properties style:font-name="Courier New" fo:font-size="8pt" officeooo:rsid="002e9e7f" officeooo:paragraph-rsid="002e9e7f" style:font-size-asian="8pt" style:font-name-complex="Mangal" style:font-size-complex="8pt"/>
    </style:style>
    <style:style style:name="P37" style:family="paragraph" style:parent-style-name="Table_20_Contents">
      <style:text-properties style:font-name="Courier New" fo:font-size="10pt" style:font-size-asian="10pt" style:font-name-complex="Mangal" style:font-size-complex="10pt"/>
    </style:style>
    <style:style style:name="P38" style:family="paragraph" style:parent-style-name="Preformatted_20_Text">
      <style:text-properties style:font-name="Courier New" fo:font-size="10pt" officeooo:paragraph-rsid="00334d77" style:font-size-asian="10pt" style:font-name-complex="Mangal" style:font-size-complex="10pt"/>
    </style:style>
    <style:style style:name="P39" style:family="paragraph" style:parent-style-name="Preformatted_20_Text">
      <style:text-properties style:font-name="Courier New" fo:font-size="10pt" officeooo:rsid="004b2f8d" officeooo:paragraph-rsid="004b2f8d" style:font-size-asian="10pt" style:font-name-complex="Mangal" style:font-size-complex="10pt"/>
    </style:style>
    <style:style style:name="P40" style:family="paragraph" style:parent-style-name="Standard">
      <style:text-properties fo:font-variant="normal" fo:text-transform="none" fo:color="#000000" loext:opacity="100%" style:font-name="Courier New" fo:font-size="8pt" fo:letter-spacing="normal" style:font-size-asian="8pt" style:font-size-complex="8pt"/>
    </style:style>
    <style:style style:name="P41" style:family="paragraph" style:parent-style-name="Standard">
      <style:text-properties fo:font-variant="normal" fo:text-transform="none" fo:color="#000000" loext:opacity="100%" style:font-name="Courier New" fo:font-size="8pt" fo:letter-spacing="normal" officeooo:rsid="00334d77" officeooo:paragraph-rsid="004cfc9a" style:font-size-asian="8pt" style:font-size-complex="8pt"/>
    </style:style>
    <style:style style:name="P42" style:family="paragraph" style:parent-style-name="Standard">
      <style:text-properties fo:font-variant="normal" fo:text-transform="none" fo:color="#000000" loext:opacity="100%" style:font-name="Courier New" fo:font-size="8pt" fo:letter-spacing="normal" officeooo:rsid="004cfc9a" officeooo:paragraph-rsid="004cfc9a" style:font-size-asian="8pt" style:font-size-complex="8pt"/>
    </style:style>
    <style:style style:name="P43" style:family="paragraph" style:parent-style-name="Standard">
      <style:text-properties fo:font-variant="normal" fo:text-transform="none" fo:color="#000000" loext:opacity="100%" style:text-line-through-style="none" style:text-line-through-type="none" style:font-name="Courier New" fo:font-size="8pt" fo:letter-spacing="normal" officeooo:rsid="0034b017" officeooo:paragraph-rsid="004cfc9a" style:font-size-asian="8pt" style:font-size-complex="8pt"/>
    </style:style>
    <style:style style:name="P44" style:family="paragraph" style:parent-style-name="Table_20_Contents">
      <style:text-properties fo:font-variant="normal" fo:text-transform="none" fo:color="#24292e" loext:opacity="100%" style:font-name="Arial1" fo:font-size="10pt" fo:letter-spacing="normal" fo:font-style="normal" fo:font-weight="bold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198bc9" officeooo:paragraph-rsid="00198bc9" style:font-size-asian="8pt" style:font-weight-asian="normal" style:font-name-complex="Mangal" style:font-size-complex="8pt" style:font-weight-complex="normal"/>
    </style:style>
    <style:style style:name="P46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27d841" officeooo:paragraph-rsid="0027d841" style:font-size-asian="7pt" style:font-weight-asian="normal" style:font-name-complex="Mangal" style:font-size-complex="8pt" style:font-weight-complex="normal"/>
    </style:style>
    <style:style style:name="P47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455a44" officeooo:paragraph-rsid="00455a44" fo:background-color="transparent" style:font-size-asian="8pt" style:font-weight-asian="normal" style:font-name-complex="Mangal" style:font-size-complex="8pt" style:font-weight-complex="normal"/>
    </style:style>
    <style:style style:name="P4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4292e" loext:opacity="100%" style:font-name="Courier New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49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50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5ee1d5" officeooo:paragraph-rsid="005ee1d5" fo:background-color="transparent" style:font-size-asian="8pt" style:font-weight-asian="normal" style:font-name-complex="Mangal" style:font-size-complex="8pt" style:font-weight-complex="normal"/>
    </style:style>
    <style:style style:name="P51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5f2aa6" officeooo:paragraph-rsid="005f2aa6" fo:background-color="transparent" style:font-size-asian="8pt" style:font-weight-asian="normal" style:font-name-complex="Mangal" style:font-size-complex="8pt" style:font-weight-complex="normal"/>
    </style:style>
    <style:style style:name="P52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5fbef3" officeooo:paragraph-rsid="005fbef3" fo:background-color="transparent" style:font-size-asian="8pt" style:font-weight-asian="normal" style:font-name-complex="Mangal" style:font-size-complex="8pt" style:font-weight-complex="normal"/>
    </style:style>
    <style:style style:name="P53" style:family="paragraph" style:parent-style-name="Text_20_body">
      <style:text-properties fo:font-variant="normal" fo:text-transform="none" fo:color="#08090a" loext:opacity="100%" style:text-line-through-style="none" style:text-line-through-type="none" style:font-name="Courier New" fo:font-size="8pt" fo:letter-spacing="normal" fo:font-style="normal" fo:font-weight="normal" officeooo:paragraph-rsid="004cfc9a" style:font-size-asian="8pt" style:font-name-complex="Mangal" style:font-size-complex="8pt"/>
    </style:style>
    <style:style style:name="P54" style:family="paragraph" style:parent-style-name="Preformatted_20_Text">
      <style:text-properties officeooo:paragraph-rsid="003023f1"/>
    </style:style>
    <style:style style:name="P55" style:family="paragraph" style:parent-style-name="Preformatted_20_Text">
      <style:text-properties officeooo:paragraph-rsid="00514636"/>
    </style:style>
    <style:style style:name="P56" style:family="paragraph" style:parent-style-name="Preformatted_20_Text">
      <style:text-properties style:font-name-complex="Mangal" style:font-size-complex="10.5pt"/>
    </style:style>
    <style:style style:name="P57" style:family="paragraph" style:parent-style-name="Preformatted_20_Text">
      <style:text-properties officeooo:paragraph-rsid="0055e2c4" style:font-name-complex="Mangal" style:font-size-complex="10.5pt"/>
    </style:style>
    <style:style style:name="P58" style:family="paragraph" style:parent-style-name="Preformatted_20_Text">
      <style:text-properties officeooo:paragraph-rsid="00577f4d" style:font-name-complex="Mangal" style:font-size-complex="10.5pt"/>
    </style:style>
    <style:style style:name="P59" style:family="paragraph" style:parent-style-name="Table_20_Contents">
      <style:text-properties style:font-name-complex="Mangal" style:font-size-complex="10.5pt"/>
    </style:style>
    <style:style style:name="P60" style:family="paragraph" style:parent-style-name="Table_20_Contents">
      <style:text-properties officeooo:rsid="0055e2c4" officeooo:paragraph-rsid="0055e2c4" style:font-name-complex="Mangal" style:font-size-complex="10.5pt"/>
    </style:style>
    <style:style style:name="P61" style:family="paragraph" style:parent-style-name="Table_20_Contents">
      <style:text-properties officeooo:rsid="00577f4d" officeooo:paragraph-rsid="00577f4d" style:font-name-complex="Mangal" style:font-size-complex="10.5pt"/>
    </style:style>
    <style:style style:name="P62" style:family="paragraph" style:parent-style-name="Standard">
      <style:text-properties style:use-window-font-color="true" loext:opacity="0%" style:font-name="Menlo" fo:font-size="6.75pt" fo:font-weight="normal" officeooo:rsid="00548d58" officeooo:paragraph-rsid="00548d58" fo:background-color="transparent" style:font-size-asian="8pt" style:font-weight-asian="normal" style:font-name-complex="Mangal" style:font-size-complex="8pt" style:font-weight-complex="normal"/>
    </style:style>
    <style:style style:name="P63" style:family="paragraph" style:parent-style-name="Standard">
      <style:paragraph-properties style:line-height-at-least="0.358cm"/>
      <style:text-properties style:use-window-font-color="true" loext:opacity="0%" style:font-name="Menlo" fo:font-size="6.75pt" fo:font-weight="normal" fo:background-color="transparent"/>
    </style:style>
    <style:style style:name="P64" style:family="paragraph" style:parent-style-name="Standard">
      <style:paragraph-properties style:line-height-at-least="0.358cm"/>
      <style:text-properties style:use-window-font-color="true" loext:opacity="0%" style:font-name="Menlo" fo:font-size="6.75pt" fo:font-weight="normal" officeooo:paragraph-rsid="00548d58" fo:background-color="transparent"/>
    </style:style>
    <style:style style:name="P65" style:family="paragraph" style:parent-style-name="Standard">
      <style:text-properties style:use-window-font-color="true" loext:opacity="0%" style:font-name="Courier New" fo:font-size="8pt" fo:background-color="transparent" style:font-size-asian="8pt" style:font-name-complex="Mangal" style:font-size-complex="8pt"/>
    </style:style>
    <style:style style:name="P66" style:family="paragraph" style:parent-style-name="Standard">
      <style:paragraph-properties style:line-height-at-least="0.358cm"/>
      <style:text-properties style:use-window-font-color="true" loext:opacity="0%" style:font-name="Courier New" fo:font-size="8pt" fo:font-weight="normal" fo:background-color="transparent" style:font-size-asian="8pt" style:font-size-complex="8pt"/>
    </style:style>
    <style:style style:name="P67" style:family="paragraph" style:parent-style-name="Standard">
      <style:text-properties style:use-window-font-color="true" loext:opacity="0%" style:font-name="Courier New" fo:font-size="8pt" fo:font-weight="normal" fo:background-color="transparent" style:font-size-asian="8pt" style:font-name-complex="Mangal" style:font-size-complex="8pt"/>
    </style:style>
    <style:style style:name="P68" style:family="paragraph" style:parent-style-name="Table_20_Contents">
      <style:text-properties style:use-window-font-color="true" loext:opacity="0%" style:font-name="Courier New" fo:font-size="8pt" style:font-size-asian="8pt" style:font-name-complex="Mangal" style:font-size-complex="8pt"/>
    </style:style>
    <style:style style:name="P69" style:family="paragraph" style:parent-style-name="Table_20_Contents">
      <style:text-properties style:use-window-font-color="true" loext:opacity="0%" style:font-name="Courier New" fo:font-size="8pt" officeooo:rsid="0055e2c4" officeooo:paragraph-rsid="0055e2c4" style:font-size-asian="8pt" style:font-name-complex="Mangal" style:font-size-complex="8pt"/>
    </style:style>
    <style:style style:name="P70" style:family="paragraph" style:parent-style-name="Table_20_Contents">
      <style:text-properties style:use-window-font-color="true" loext:opacity="0%" style:font-name="Courier New" fo:font-size="8pt" officeooo:rsid="00577f4d" officeooo:paragraph-rsid="00577f4d" style:font-size-asian="8pt" style:font-name-complex="Mangal" style:font-size-complex="8pt"/>
    </style:style>
    <style:style style:name="P71" style:family="paragraph" style:parent-style-name="Table_20_Contents">
      <style:text-properties style:use-window-font-color="true" loext:opacity="0%" fo:background-color="transparent" style:font-name-complex="Mangal" style:font-size-complex="10.5pt"/>
    </style:style>
    <style:style style:name="P72" style:family="paragraph" style:parent-style-name="Table_20_Contents">
      <style:text-properties style:font-name="Arial" fo:font-weight="bold" officeooo:rsid="0055e2c4" officeooo:paragraph-rsid="0055e2c4" style:font-weight-asian="bold" style:font-name-complex="Mangal" style:font-size-complex="10.5pt" style:font-weight-complex="bold"/>
    </style:style>
    <style:style style:name="P73" style:family="paragraph" style:parent-style-name="Table_20_Contents">
      <style:text-properties style:font-name="Arial" fo:font-weight="bold" officeooo:rsid="005b9ab0" officeooo:paragraph-rsid="005b9ab0" style:font-weight-asian="bold" style:font-name-complex="Mangal" style:font-size-complex="10.5pt" style:font-weight-complex="bold"/>
    </style:style>
    <style:style style:name="P74" style:family="paragraph" style:parent-style-name="Table_20_Contents">
      <style:text-properties fo:color="#24292e" loext:opacity="100%" style:font-name="Courier New" fo:font-size="8pt" fo:font-weight="normal" officeooo:paragraph-rsid="005f2aa6" fo:background-color="transparent"/>
    </style:style>
    <style:style style:name="P75" style:family="paragraph" style:parent-style-name="Table_20_Contents">
      <style:text-properties officeooo:rsid="0055e2c4" officeooo:paragraph-rsid="0055e2c4" style:font-name-complex="Mangal" style:font-size-complex="10.5pt"/>
    </style:style>
    <style:style style:name="P76" style:family="paragraph" style:parent-style-name="Preformatted_20_Text">
      <style:text-properties style:font-name="Courier New" fo:font-size="10pt" officeooo:paragraph-rsid="00614c87" style:font-size-asian="10pt" style:font-name-complex="Mangal" style:font-size-complex="10pt"/>
    </style:style>
    <style:style style:name="P77" style:family="paragraph" style:parent-style-name="Preformatted_20_Text">
      <style:text-properties style:font-name="Courier New" fo:font-size="10pt" officeooo:paragraph-rsid="0061e92c" style:font-size-asian="10pt" style:font-name-complex="Mangal" style:font-size-complex="10pt"/>
    </style:style>
    <style:style style:name="P78" style:family="paragraph" style:parent-style-name="Standard" style:master-page-name="MP0">
      <style:paragraph-properties style:page-number="auto" fo:break-before="page"/>
      <style:text-properties style:font-name="Arial1"/>
    </style:style>
    <style:style style:name="P7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loext:opacity="100%" style:font-name="Courier New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80" style:family="paragraph" style:parent-style-name="Standard">
      <style:text-properties fo:font-variant="normal" fo:text-transform="none" fo:color="#000000" loext:opacity="100%" style:font-name="Courier New" fo:font-size="8pt" fo:letter-spacing="normal" officeooo:rsid="00334d77" officeooo:paragraph-rsid="004cfc9a" style:font-size-asian="8pt" style:font-size-complex="8pt"/>
    </style:style>
    <style:style style:name="P81" style:family="paragraph" style:parent-style-name="Standard">
      <style:text-properties fo:font-variant="normal" fo:text-transform="none" fo:color="#000000" loext:opacity="100%" style:font-name="Courier New" fo:font-size="8pt" fo:letter-spacing="normal" officeooo:rsid="00334d77" officeooo:paragraph-rsid="0061e92c" style:font-size-asian="8pt" style:font-size-complex="8pt"/>
    </style:style>
    <style:style style:name="P82" style:family="paragraph" style:parent-style-name="Standard">
      <style:text-properties fo:font-variant="normal" fo:text-transform="none" fo:color="#000000" loext:opacity="100%" style:font-name="Courier New" fo:font-size="8pt" fo:letter-spacing="normal" fo:font-weight="bold" officeooo:rsid="00334d77" officeooo:paragraph-rsid="0061e92c" style:font-size-asian="8pt" style:font-weight-asian="bold" style:font-size-complex="8pt" style:font-weight-complex="bold"/>
    </style:style>
    <style:style style:name="P8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8pt" style:font-size-asian="8pt" style:font-size-complex="8pt"/>
    </style:style>
    <style:style style:name="P84" style:family="paragraph" style:parent-style-name="Standard">
      <style:paragraph-properties style:line-height-at-least="0.358cm"/>
      <style:text-properties style:use-window-font-color="true" loext:opacity="0%" style:font-name="Courier New" fo:font-size="8pt" fo:font-weight="normal" fo:background-color="transparent" style:font-size-asian="8pt" style:font-size-complex="8pt"/>
    </style:style>
    <style:style style:name="P85" style:family="paragraph" style:parent-style-name="Text_20_body">
      <style:text-properties fo:font-variant="normal" fo:text-transform="none" fo:color="#08090a" loext:opacity="100%" style:text-line-through-style="none" style:text-line-through-type="none" style:font-name="Courier New" fo:font-size="8pt" fo:letter-spacing="normal" fo:font-style="normal" fo:font-weight="normal" officeooo:paragraph-rsid="0061e92c" style:font-size-asian="8pt" style:font-name-complex="Mangal" style:font-size-complex="8pt"/>
    </style:style>
    <style:style style:name="P86" style:family="paragraph">
      <style:paragraph-properties fo:text-align="center"/>
    </style:style>
    <style:style style:name="T1" style:family="text">
      <style:text-properties style:font-name="Arial1" style:language-asian="de" style:country-asian="DE" style:language-complex="ar" style:country-complex="S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ourier New"/>
    </style:style>
    <style:style style:name="T4" style:family="text">
      <style:text-properties fo:color="#000000" loext:opacity="100%" style:font-name="Courier New" fo:font-size="8pt" style:font-size-asian="8pt" style:font-size-complex="8pt"/>
    </style:style>
    <style:style style:name="T5" style:family="text">
      <style:text-properties fo:color="#000000" loext:opacity="100%" style:font-name="Courier New" fo:font-size="8pt" officeooo:rsid="00131bfa" style:font-size-asian="8pt" style:font-size-complex="8pt"/>
    </style:style>
    <style:style style:name="T6" style:family="text">
      <style:text-properties fo:color="#000000" loext:opacity="100%" style:font-name="Courier New" fo:font-size="8pt" officeooo:rsid="00334d77" style:font-size-asian="8pt" style:font-size-complex="8pt"/>
    </style:style>
    <style:style style:name="T7" style:family="text">
      <style:text-properties fo:color="#000000" loext:opacity="100%" style:font-name="Courier New" fo:font-size="8pt" officeooo:rsid="00614c87" style:font-size-asian="8pt" style:font-size-complex="8pt"/>
    </style:style>
    <style:style style:name="T8" style:family="text">
      <style:text-properties fo:color="#000000" loext:opacity="100%" style:font-name="Courier New" fo:font-size="8pt" officeooo:rsid="0061e92c" style:font-size-asian="8pt" style:font-size-complex="8pt"/>
    </style:style>
    <style:style style:name="T9" style:family="text">
      <style:text-properties fo:color="#000000" loext:opacity="100%" style:font-name="Courier New" fo:font-size="8pt" officeooo:rsid="00614c87" style:font-name-asian="Liberation Mono" style:font-size-asian="8pt" style:font-name-complex="Liberation Mono" style:font-size-complex="8pt"/>
    </style:style>
    <style:style style:name="T10" style:family="text">
      <style:text-properties fo:color="#000000" loext:opacity="100%" style:font-name="Courier New" fo:font-size="8pt" officeooo:rsid="0061e92c" style:font-name-asian="Liberation Mono" style:font-size-asian="8pt" style:font-name-complex="Liberation Mono" style:font-size-complex="8pt"/>
    </style:style>
    <style:style style:name="T11" style:family="text">
      <style:text-properties fo:color="#000000" loext:opacity="100%" style:font-name="Courier New" officeooo:rsid="0014845b" style:font-name-asian="Liberation Mono" style:font-name-complex="Liberation Mono"/>
    </style:style>
    <style:style style:name="T12" style:family="text">
      <style:text-properties fo:color="#000000" loext:opacity="100%" style:font-name="Courier New" officeooo:rsid="0014845b"/>
    </style:style>
    <style:style style:name="T13" style:family="text">
      <style:text-properties fo:color="#000000" loext:opacity="100%" style:font-name="Courier New" fo:font-size="10pt" style:font-size-asian="10pt" style:font-name-complex="Mangal" style:font-size-complex="10pt"/>
    </style:style>
    <style:style style:name="T14" style:family="text">
      <style:text-properties fo:color="#000000" loext:opacity="100%" style:font-name="Courier New" fo:font-size="10pt" officeooo:rsid="00131bfa" style:font-size-asian="10pt" style:font-name-complex="Mangal" style:font-size-complex="10pt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size="8pt" officeooo:rsid="00614c87" style:font-size-asian="8pt" style:font-size-complex="8pt"/>
    </style:style>
    <style:style style:name="T17" style:family="text">
      <style:text-properties fo:color="#000000" loext:opacity="100%" style:text-line-through-style="solid" style:text-line-through-type="single" style:font-name="Courier New" fo:font-size="8pt" style:font-size-asian="8pt" style:font-size-complex="8pt"/>
    </style:style>
    <style:style style:name="T18" style:family="text">
      <style:text-properties fo:color="#000000" loext:opacity="100%" style:text-line-through-style="solid" style:text-line-through-type="single" style:font-name="Courier New" fo:font-size="8pt" officeooo:rsid="0061e92c" style:font-size-asian="8pt" style:font-size-complex="8pt"/>
    </style:style>
    <style:style style:name="T19" style:family="text">
      <style:text-properties fo:color="#000000" loext:opacity="100%" style:text-line-through-style="none" style:text-line-through-type="none" style:font-name="Courier New" fo:font-size="8pt" officeooo:rsid="0061e92c" style:font-size-asian="8pt" style:font-size-complex="8pt"/>
    </style:style>
    <style:style style:name="T20" style:family="text">
      <style:text-properties officeooo:rsid="000e7b1a"/>
    </style:style>
    <style:style style:name="T21" style:family="text">
      <style:text-properties officeooo:rsid="00198bc9"/>
    </style:style>
    <style:style style:name="T22" style:family="text">
      <style:text-properties officeooo:rsid="001b5764"/>
    </style:style>
    <style:style style:name="T23" style:family="text">
      <style:text-properties officeooo:rsid="00246354"/>
    </style:style>
    <style:style style:name="T24" style:family="text">
      <style:text-properties officeooo:rsid="00334d77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ourier New" fo:font-size="8pt" fo:letter-spacing="normal" fo:font-style="normal" fo:font-weight="normal" officeooo:rsid="003023f1" style:font-size-asian="8pt" style:font-size-complex="8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ourier New" fo:font-size="8pt" fo:letter-spacing="normal" fo:font-style="normal" fo:font-weight="normal" officeooo:rsid="0014845b" style:font-size-asian="8pt" style:font-size-complex="8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ourier New" fo:font-size="8pt" fo:letter-spacing="normal" fo:font-style="normal" fo:font-weight="normal" officeooo:rsid="00514636" style:font-size-asian="8pt" style:font-size-complex="8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ourier New" fo:font-size="8pt" fo:letter-spacing="normal" fo:font-style="normal" fo:font-weight="normal" officeooo:rsid="0014845b" style:font-name-asian="Liberation Mono" style:font-size-asian="8pt" style:font-name-complex="Liberation Mono" style:font-size-complex="8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ourier New" fo:font-size="8pt" fo:letter-spacing="normal" fo:font-style="normal" fo:font-weight="normal" officeooo:rsid="003023f1" style:font-name-asian="Liberation Mono" style:font-size-asian="8pt" style:font-name-complex="Liberation Mono" style:font-size-complex="8pt"/>
    </style:style>
    <style:style style:name="T30" style:family="text">
      <style:text-properties fo:font-variant="normal" fo:text-transform="none" style:use-window-font-color="true" loext:opacity="0%" style:font-name="Courier New" fo:font-size="8pt" fo:letter-spacing="normal" fo:font-style="normal" fo:font-weight="normal" officeooo:rsid="0055e2c4" fo:background-color="transparent" loext:char-shading-value="0" style:font-size-asian="8pt" style:font-size-complex="8pt" loext:padding="0cm" loext:border="none"/>
    </style:style>
    <style:style style:name="T31" style:family="text">
      <style:text-properties fo:font-variant="normal" fo:text-transform="none" style:use-window-font-color="true" loext:opacity="0%" style:font-name="Courier New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style:use-window-font-color="true" loext:opacity="0%" style:font-name="Courier New" fo:font-size="8pt" fo:letter-spacing="normal" fo:font-style="normal" fo:font-weight="normal" officeooo:rsid="00577f4d" fo:background-color="transparent" loext:char-shading-value="0" style:font-size-asian="8pt" style:font-size-complex="8pt" loext:padding="0cm" loext:border="none"/>
    </style:style>
    <style:style style:name="T33" style:family="text">
      <style:text-properties fo:font-variant="normal" fo:text-transform="none" style:use-window-font-color="true" loext:opacity="0%" style:font-name="Courier New" fo:font-size="8pt" fo:letter-spacing="normal" fo:font-style="normal" fo:font-weight="normal" officeooo:rsid="00577f4d" fo:background-color="transparent" loext:char-shading-value="0" style:font-name-asian="Liberation Mono" style:font-size-asian="8pt" style:font-name-complex="Liberation Mono" style:font-size-complex="8pt" loext:padding="0cm" loext:border="none"/>
    </style:style>
    <style:style style:name="T34" style:family="text">
      <style:text-properties fo:font-variant="normal" fo:text-transform="none" fo:letter-spacing="normal" fo:font-style="normal" officeooo:rsid="005f2aa6" style:font-size-asian="8pt" style:font-weight-asian="normal" style:font-name-complex="Mangal" style:font-size-complex="8pt" style:font-weight-complex="normal"/>
    </style:style>
    <style:style style:name="T35" style:family="text">
      <style:text-properties fo:font-variant="normal" fo:text-transform="none" fo:color="#08090a" loext:opacity="100%" style:text-line-through-style="none" style:text-line-through-type="none" style:font-name="Courier New" fo:font-size="8pt" fo:letter-spacing="normal" fo:font-style="normal" fo:font-weight="normal" style:font-size-asian="8pt" style:font-name-complex="Mangal" style:font-size-complex="8pt"/>
    </style:style>
    <style:style style:name="T36" style:family="text">
      <style:text-properties fo:font-variant="normal" fo:text-transform="none" fo:color="#08090a" loext:opacity="100%" style:text-line-through-style="none" style:text-line-through-type="none" style:font-name="Courier New" fo:font-size="8pt" fo:letter-spacing="normal" fo:font-style="normal" fo:font-weight="normal" officeooo:rsid="00514636" style:font-size-asian="8pt" style:font-name-complex="Mangal" style:font-size-complex="8pt"/>
    </style:style>
    <style:style style:name="T37" style:family="text">
      <style:text-properties officeooo:rsid="0048e4d4"/>
    </style:style>
    <style:style style:name="T38" style:family="text">
      <style:text-properties officeooo:rsid="00528b14"/>
    </style:style>
    <style:style style:name="T39" style:family="text">
      <style:text-properties officeooo:rsid="005403d6"/>
    </style:style>
    <style:style style:name="T40" style:family="text">
      <style:text-properties officeooo:rsid="00548d58"/>
    </style:style>
    <style:style style:name="T41" style:family="text">
      <style:text-properties style:use-window-font-color="true" loext:opacity="0%" style:font-name="Courier New" style:font-size-asian="8pt" style:font-size-complex="8pt"/>
    </style:style>
    <style:style style:name="T42" style:family="text">
      <style:text-properties style:use-window-font-color="true" loext:opacity="0%" style:font-name="Courier New" officeooo:rsid="005f2aa6" style:font-size-asian="8pt" style:font-size-complex="8pt"/>
    </style:style>
    <style:style style:name="T43" style:family="text">
      <style:text-properties officeooo:rsid="005b9ab0"/>
    </style:style>
    <style:style style:name="T44" style:family="text">
      <style:text-properties officeooo:rsid="00614c87"/>
    </style:style>
    <style:style style:name="T45" style:family="text">
      <style:text-properties officeooo:rsid="0061e92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Web <text:span text:style-name="T45">Engineering</text:span></text:p>
      <text:p text:style-name="P23">Klaus Ruhland</text:p>
      <text:p text:style-name="P23">Informatik – Hochschule Zittau/Görlitz</text:p>
      <text:p text:style-name="P27"><draw:line text:anchor-type="paragraph" draw:z-index="0" draw:name="Shape1" draw:style-name="gr1" draw:text-style-name="P86" svg:x1="-0.019cm" svg:y1="0.295cm" svg:x2="25.711cm" svg:y2="0.381cm"><text:p/></draw:line><text:span text:style-name="Absatz-Standardschriftart"><text:span text:style-name="T1"/></text:span></text:p>
      <text:p text:style-name="P24">webpack – <text:span text:style-name="T22">Bundle einer einfachen</text:span> <text:span text:style-name="T20">leaflet </text:span><text:span text:style-name="T22">Anwendung</text:span></text:p>
      <text:p text:style-name="Standard"><draw:line text:anchor-type="paragraph" draw:z-index="1" draw:name="Shape1" draw:style-name="gr1" draw:text-style-name="P86" svg:x1="-0.026cm" svg:y1="0.175cm" svg:x2="25.688cm" svg:y2="0.272cm"><text:p/></draw:line><text:span text:style-name="Absatz-Standardschriftart"><text:span text:style-name="T1"/></text:span></text:p>
      <text:p text:style-name="P28"/>
      <table:table table:name="Table1" table:style-name="Table1">
        <table:table-column table:style-name="Table1.A"/>
        <table:table-column table:style-name="Table1.B"/>
        <table:table-row table:style-name="TableLine140293071510656">
          <table:table-cell table:style-name="Table1.A1" office:value-type="string">
            <text:p text:style-name="P14">Grundlage</text:p>
            <text:p text:style-name="P14">Web-Anwendung</text:p>
          </table:table-cell>
          <table:table-cell table:style-name="Table1.B1" office:value-type="string">
            <text:p text:style-name="P47">Eine Web-Anwendung besteht aus</text:p>
            <text:p text:style-name="P47"/>
            <text:p text:style-name="P47">index.html</text:p>
            <text:p text:style-name="P47">– vielen JavaScript Dateien</text:p>
            <text:p text:style-name="P47">- vielen CSS Dateien</text:p>
            <text:p text:style-name="P47">- viele Bilddateien ( Icons, Bilder im svg, png, jpg, jpeg Format )</text:p>
            <text:p text:style-name="P47">- externe Bibliotheken ( z.B. leaflet für Maps ) sind im Repository npm vorhanden</text:p>
          </table:table-cell>
        </table:table-row>
        <table:table-row table:style-name="TableLine140293031567120">
          <table:table-cell table:style-name="Table1.A2" office:value-type="string">
            <text:p text:style-name="P14">Ziel ( Bundle )</text:p>
          </table:table-cell>
          <table:table-cell table:style-name="Table1.B2" office:value-type="string">
            <text:p text:style-name="P47">Optimierung der Web-Anwendung</text:p>
            <text:p text:style-name="P47"/>
            <text:p text:style-name="P47">- Alle Dateien sollen gebündelt werden ( Bundle ), d.h. es sollen die Anzahl der http-Requests erheblich verringert werden</text:p>
            <text:p text:style-name="P47">- Der Browser Cache sollte stark genutzt werden ( es ist lästig, wenn sich z.B. eine css-Datei ändert, dann muss manchmal der Browser Cache geleert werden, damit die Änderungen greifen )</text:p>
            <text:p text:style-name="P47">- Im Produktiv-System ( an den Kunden geliefert ) sollte nicht der Quelltext (JavaScript) sichtbar sein, er sollte obfuscated sein (obfuscating)</text:p>
            <text:p text:style-name="P47">- Für die Verwendung der externen Biblitheken (z.B. leaflet) sollte das npm Repository genutzt werden, dass Updates einfach eingespielt werden können ( npm update )</text:p>
          </table:table-cell>
        </table:table-row>
        <table:table-row table:style-name="TableLine140293031079264">
          <table:table-cell table:style-name="Table1.A2" office:value-type="string">
            <text:p text:style-name="P18">Ergebnis nach dem Bundle</text:p>
          </table:table-cell>
          <table:table-cell table:style-name="Table1.B2" office:value-type="string">
            <text:p text:style-name="P49">Web-Verzeichnis besteht nur aus folgenden Dateien (Beispiel)</text:p>
            <text:p text:style-name="P49"/>
            <text:p text:style-name="P79">favicon.svg</text:p>
            <text:p text:style-name="P83">favicon.svg.gz</text:p>
            <text:p text:style-name="P83">index.html</text:p>
            <text:p text:style-name="P83">index.html.gz</text:p>
            <text:p text:style-name="P83">main.71d4285ce9b470c0.js</text:p>
            <text:p text:style-name="P83">main.71d4285ce9b470c0.js.gz</text:p>
            <text:p text:style-name="P83">npm.css-loader.1584a1c75c9ed924.js</text:p>
            <text:p text:style-name="P83">npm.css-loader.1584a1c75c9ed924.js.gz</text:p>
            <text:p text:style-name="P83">npm.leaflet.b615f2a6a347c276.js</text:p>
            <text:p text:style-name="P83">npm.leaflet.b615f2a6a347c276.js.LICENSE.txt</text:p>
            <text:p text:style-name="P83">npm.leaflet.b615f2a6a347c276.js.gz</text:p>
            <text:p text:style-name="P83">npm.style-loader.715324e5b5ce7c7f.js</text:p>
            <text:p text:style-name="P83">npm.style-loader.715324e5b5ce7c7f.js.gz</text:p>
            <text:p text:style-name="P83">runtime.f2f84cdfa65f0f3d.js</text:p>
            <text:p text:style-name="P79">runtime.f2f84cdfa65f0f3d.js.gz</text:p>
            <text:p text:style-name="P79"/>
            <text:p text:style-name="P79">.gz Dateien sind die Orginal-Dateien gezippt – Man kann den Web-Server (nginx) so einstellen, dass er (ohne dass es der Benutzer merkt) die Dateien gezippt überträgt. Optimierung der Netzwerklast</text:p>
            <text:p text:style-name="P79"/>
            <text:p text:style-name="P79"><text:soft-page-break/>Vor dem .js steht immer ein Hash-Code. Der Hash-Code ändert sich wenn sich die Sourcen ändern.</text:p>
            <text:p text:style-name="P79">D.h. Optimierung des Browser-Cash</text:p>
            <text:p text:style-name="P79">Vorteil: Der Browser Cash muss nie mehr geleert werden</text:p>
            <text:p text:style-name="P79"/>
            <text:p text:style-name="P48"><text:span text:style-name="T2">Die einzelnen Dateien sind sog. </text:span><text:span text:style-name="T15">Chunks</text:span><text:span text:style-name="T2"> in Webpack</text:span></text:p>
            <text:p text:style-name="P79"/>
            <text:p text:style-name="P79">Die CSS Dateien sind in die js-Dateien integriert. Ebenso die Bilddateien sind als Base64 Codierung in den js-Dateien integriert.</text:p>
          </table:table-cell>
        </table:table-row>
        <table:table-row table:style-name="TableLine140293071466848">
          <table:table-cell table:style-name="Table1.A2" office:value-type="string">
            <text:p text:style-name="P14">ES6 Module</text:p>
          </table:table-cell>
          <table:table-cell table:style-name="Table1.B2" office:value-type="string">
            <text:p text:style-name="P47">Für das webpack ist es notwendig, dass die JavaScript Sourcen</text:p>
            <text:p text:style-name="P47">als ES6 Module vorliegen</text:p>
            <text:p text:style-name="P47"/>
            <text:p text:style-name="P47">ES6 Modulen:</text:p>
            <text:p text:style-name="P47">Es werden die JavaScript Dateien nicht in der index.html geladen</text:p>
            <text:p text:style-name="P47">sondern in einem Modul durch</text:p>
            <text:p text:style-name="P47"/>
            <text:p text:style-name="P47">import und export</text:p>
          </table:table-cell>
        </table:table-row>
        <table:table-row table:style-name="TableLine140292719336080">
          <table:table-cell table:style-name="Table1.A2" office:value-type="string">
            <text:p text:style-name="P19">Vorsicht bei npm</text:p>
          </table:table-cell>
          <table:table-cell table:style-name="Table1.B2" office:value-type="string">
            <text:p text:style-name="P50">Viele der npm Softwarepakte sind bereits heute auf Basis von ES6 und einfach in webpack einzubinden</text:p>
            <text:p text:style-name="P50">z.B. leaflet</text:p>
            <text:p text:style-name="P50"/>
            <text:p text:style-name="P50">Man muss darauf achten, dass die Pakete aus npm diese ES6 Eigenschaft besitzen</text:p>
            <text:p text:style-name="P51">Ein anderes Beispiel ist z.B. chart.js</text:p>
            <text:p text:style-name="P51"/>
            <text:p text:style-name="P51">In der Dokumentation steht auch chart.js ist für webpack und tree shakeable</text:p>
            <text:p text:style-name="P51"/>
          </table:table-cell>
        </table:table-row>
        <table:table-row table:style-name="TableLine140292719856608">
          <table:table-cell table:style-name="Table1.A2" office:value-type="string">
            <text:p text:style-name="P20">Tree-Shakable</text:p>
          </table:table-cell>
          <table:table-cell table:style-name="Table1.B2" office:value-type="string">
            <text:p text:style-name="P51">Chart.js ist eine relativ große Bibliothek, bei der man in der Regel nur Teilpakete benötigt in der Web-Anwendung</text:p>
            <text:p text:style-name="P51"/>
            <text:p text:style-name="P51">In meiner Web-Anwendung möchte ich nur die Teile nehmen, die benutzt werden, nicht die ganze Bibliotheken</text:p>
            <text:p text:style-name="P51"/>
            <text:p text:style-name="P74"><text:span text:style-name="T34">import {Chart} from </text:span><text:span text:style-name="T41">'</text:span><text:span text:style-name="T42">chart</text:span><text:span text:style-name="T41">.js'</text:span></text:p>
            <text:p text:style-name="P51"/>
            <text:p text:style-name="P51">Dann wird in dem Chunk von webpack nur der Teil Chart berücksichtigt.</text:p>
            <text:p text:style-name="P51"/>
            <text:p text:style-name="P52">Optimierung in dem Sinne, dass nicht benötigte Teile der Bibliothek nicht in der Anwendung berücksichtigt werden.</text:p>
            <text:p text:style-name="P52">( sog. Tree Shaking )</text:p>
          </table:table-cell>
        </table:table-row>
        <table:table-row table:style-name="TableLine140292719434992">
          <table:table-cell table:style-name="Table1.A2" office:value-type="string">
            <text:p text:style-name="P14">Vergleich</text:p>
          </table:table-cell>
          <table:table-cell table:style-name="Table1.B2" office:value-type="string">
            <text:p text:style-name="P47"><text:span text:style-name="T44">webpyk</text:span> ist vergleichbar mit einem Compiler, der die Quellen übersetzt</text:p>
          </table:table-cell>
        </table:table-row>
        <table:table-row table:style-name="TableLine140292719534368">
          <table:table-cell table:style-name="Table1.A2" office:value-type="string">
            <text:p text:style-name="P13">Aktualität</text:p>
          </table:table-cell>
          <table:table-cell table:style-name="Table1.B2" office:value-type="string">
            <text:p text:style-name="P45">Stelle sicher, dass auf dem OS eine aktuelle Version von</text:p>
            <text:p text:style-name="P45">npm und nodejs installiert ist</text:p>
          </table:table-cell>
        </table:table-row>
        <table:table-row table:style-name="TableLine140292719321360">
          <table:table-cell table:style-name="Table1.A2" office:value-type="string">
            <text:p text:style-name="P2"><text:span text:style-name="T21">Erstellen eines</text:span> Projekt-Verzeichnis</text:p>
          </table:table-cell>
          <table:table-cell table:style-name="Table1.B2" office:value-type="string">
            <text:p text:style-name="P30">$mkdir <text:span text:style-name="T37">bs2</text:span><text:span text:style-name="T23">webpack</text:span></text:p>
            <text:p text:style-name="P30">$cd <text:span text:style-name="T37">bs2</text:span><text:span text:style-name="T23">webpack</text:span></text:p>
          </table:table-cell>
        </table:table-row>
        <table:table-row table:style-name="TableLine140292719670896">
          <table:table-cell table:style-name="Table1.A2" office:value-type="string">
            <text:p text:style-name="P12">npm init</text:p>
            <text:p text:style-name="P2">eine package.json wird generiert</text:p>
          </table:table-cell>
          <table:table-cell table:style-name="Table1.B2" office:value-type="string">
            <text:p text:style-name="P30">$npm init -y</text:p>
          </table:table-cell>
        </table:table-row>
        <text:soft-page-break/>
        <table:table-row table:style-name="TableLine140292719510912">
          <table:table-cell table:style-name="Table1.A2" office:value-type="string">
            <text:p text:style-name="P12">npm Installationen</text:p>
          </table:table-cell>
          <table:table-cell table:style-name="Table1.B2" office:value-type="string">
            <text:p text:style-name="P38"><text:span text:style-name="Source_20_Text"><text:span text:style-name="T4">$npm i -D webpack </text:span></text:span></text:p>
            <text:p text:style-name="P38"><text:span text:style-name="Source_20_Text"><text:span text:style-name="T6">$npm i -D </text:span></text:span><text:span text:style-name="Source_20_Text"><text:span text:style-name="T4">webpack-cli</text:span></text:span></text:p>
          </table:table-cell>
        </table:table-row>
        <table:table-row table:style-name="TableLine140292891752592">
          <table:table-cell table:style-name="Table1.A2" office:value-type="string">
            <text:p text:style-name="P15">Allgemein zu webpack</text:p>
          </table:table-cell>
          <table:table-cell table:style-name="Table1.B2" office:value-type="string">
            <text:p text:style-name="P39"><text:span text:style-name="Source_20_Text"><text:span text:style-name="T4">Webpack ist aktuell in der Version 5</text:span></text:span></text:p>
            <text:p text:style-name="P39"><text:span text:style-name="Source_20_Text"><text:span text:style-name="T4">Webpack besteht selbst aus vielen Modulen und Plugins (css-loader, style-loader, html-webpack-plugin und viele mehr )</text:span></text:span></text:p>
            <text:p text:style-name="P39"><text:span text:style-name="Source_20_Text"><text:span text:style-name="T4"/></text:span></text:p>
            <text:p text:style-name="P39"><text:span text:style-name="Source_20_Text"><text:span text:style-name="T4">Webpack ist nicht einfach, aber besitzt eine hohe Leistungsfähigkeit</text:span></text:span></text:p>
            <text:p text:style-name="P39"><text:span text:style-name="Source_20_Text"><text:span text:style-name="T4">und muss konfiguriert werden</text:span></text:span></text:p>
          </table:table-cell>
        </table:table-row>
        <table:table-row table:style-name="TableLine140292891116592">
          <table:table-cell table:style-name="Table1.A2" office:value-type="string">
            <text:p text:style-name="P16">Installation von webpack Modulen</text:p>
          </table:table-cell>
          <table:table-cell table:style-name="Table1.B2" office:value-type="string">
            <text:p text:style-name="P77"><text:span text:style-name="Source_20_Text"><text:span text:style-name="T4">$npm i -D css-loader </text:span></text:span></text:p>
            <text:p text:style-name="P77"><text:span text:style-name="Source_20_Text"><text:span text:style-name="T4">$npm i -D style-loade</text:span></text:span><text:span text:style-name="Source_20_Text"><text:span text:style-name="T5">r </text:span></text:span></text:p>
            <text:p text:style-name="P77"><text:span text:style-name="Source_20_Text"><text:span text:style-name="T13"/></text:span></text:p>
            <text:p text:style-name="P77"><text:span text:style-name="Source_20_Text"><text:span text:style-name="T4">$npm i -D </text:span></text:span><text:span text:style-name="Source_20_Text"><text:span text:style-name="T8">sass</text:span></text:span></text:p>
            <text:p text:style-name="P77"><text:span text:style-name="Source_20_Text"><text:span text:style-name="T4">$npm i -D </text:span></text:span><text:span text:style-name="Source_20_Text"><text:span text:style-name="T8">sass-loader</text:span></text:span></text:p>
            <text:p text:style-name="P77"><text:span text:style-name="Source_20_Text"><text:span text:style-name="T4">$npm i -D </text:span></text:span><text:span text:style-name="Source_20_Text"><text:span text:style-name="T7">post-</text:span></text:span><text:span text:style-name="Source_20_Text"><text:span text:style-name="T4">css-loader </text:span></text:span></text:p>
            <text:p text:style-name="P77"><text:span text:style-name="Source_20_Text"><text:span text:style-name="T4">$npm i -D </text:span></text:span><text:span text:style-name="Source_20_Text"><text:span text:style-name="T7">post-</text:span></text:span><text:span text:style-name="Source_20_Text"><text:span text:style-name="T4">css-</text:span></text:span><text:span text:style-name="Source_20_Text"><text:span text:style-name="T9">preset-env</text:span></text:span><text:span text:style-name="Source_20_Text"><text:span text:style-name="T4"> </text:span></text:span></text:p>
            <text:p text:style-name="P77"><text:span text:style-name="Source_20_Text"><text:span text:style-name="T13"/></text:span></text:p>
            <text:p text:style-name="P77"><text:span text:style-name="Source_20_Text"><text:span text:style-name="T4">$npm i -D </text:span></text:span><text:span text:style-name="Source_20_Text"><text:span text:style-name="T9">t</text:span></text:span><text:span text:style-name="Source_20_Text"><text:span text:style-name="T10">s</text:span></text:span><text:span text:style-name="Source_20_Text"><text:span text:style-name="T4">-loade</text:span></text:span><text:span text:style-name="Source_20_Text"><text:span text:style-name="T5">r </text:span></text:span></text:p>
            <text:p text:style-name="P77"><text:span text:style-name="Source_20_Text"><text:span text:style-name="T4">$npm i -D </text:span></text:span><text:span text:style-name="Source_20_Text"><text:span text:style-name="T9">t</text:span></text:span><text:span text:style-name="Source_20_Text"><text:span text:style-name="T10">ypescript</text:span></text:span><text:span text:style-name="Source_20_Text"><text:span text:style-name="T5"> </text:span></text:span></text:p>
            <text:p text:style-name="P77"><text:span text:style-name="Source_20_Text"><text:span text:style-name="T14"/></text:span></text:p>
            <text:p text:style-name="P76"><text:span text:style-name="Source_20_Text"><text:span text:style-name="T14"/></text:span></text:p>
          </table:table-cell>
        </table:table-row>
        <table:table-row table:style-name="TableLine140292979895936">
          <table:table-cell table:style-name="Table1.A2" office:value-type="string">
            <text:p text:style-name="P16">Installation von </text:p>
            <text:p text:style-name="P16">webpack Plugins</text:p>
          </table:table-cell>
          <table:table-cell table:style-name="Table1.B2" office:value-type="string">
            <text:p text:style-name="P53">$npm i -<text:span text:style-name="T20">D html-webpack-plugin</text:span></text:p>
            <text:p text:style-name="P85">$npm i -<text:span text:style-name="T20">D </text:span><text:span text:style-name="T45">mini-css-extract</text:span><text:span text:style-name="T20">-plugin</text:span></text:p>
            <text:p text:style-name="P54"><text:span text:style-name="Source_20_Text"><text:span text:style-name="T25">$npm i -D </text:span></text:span><text:span text:style-name="Source_20_Text"><text:span text:style-name="T28">c</text:span></text:span><text:span text:style-name="Source_20_Text"><text:span text:style-name="T29">ompression</text:span></text:span><text:span text:style-name="Source_20_Text"><text:span text:style-name="T25">-</text:span></text:span><text:span text:style-name="Source_20_Text"><text:span text:style-name="T26">webpack-plugin</text:span></text:span></text:p>
            <text:p text:style-name="P55"><text:span text:style-name="Source_20_Text"><text:span text:style-name="T25">$npm i -D </text:span></text:span><text:span text:style-name="Source_20_Text"><text:span text:style-name="T26">webpack-</text:span></text:span><text:span text:style-name="Source_20_Text"><text:span text:style-name="T27">bundle-analyzer</text:span></text:span></text:p>
            <text:p text:style-name="P85">$npm i -<text:span text:style-name="T20">D </text:span><text:span text:style-name="T45">workbox</text:span><text:span text:style-name="T20">-webpack-plugin</text:span></text:p>
            <text:p text:style-name="P85"><text:span text:style-name="Source_20_Text"><text:span text:style-name="T36"/></text:span></text:p>
          </table:table-cell>
        </table:table-row>
        <table:table-row table:style-name="TableLine140293031320736">
          <table:table-cell table:style-name="Table1.A2" office:value-type="string">
            <text:p text:style-name="P5">Module</text:p>
            <text:p text:style-name="P6">für <text:span text:style-name="T24">die</text:span> Anwendung</text:p>
            <text:p text:style-name="P4"/>
          </table:table-cell>
          <table:table-cell table:style-name="Table1.B2" office:value-type="string">
            <text:p text:style-name="P41">$npm i -D leaflet</text:p>
            <text:p text:style-name="P81">$npm i -D <text:span text:style-name="T45">bootstrap</text:span></text:p>
            <text:p text:style-name="P82"/>
            <text:p text:style-name="P41"/>
            <text:p text:style-name="P41"/>
            <text:p text:style-name="P42"/>
            <text:p text:style-name="P43"/>
            <text:p text:style-name="P40"/>
          </table:table-cell>
        </table:table-row>
        <table:table-row table:style-name="TableLine140293030694784">
          <table:table-cell table:style-name="Table1.A2" office:value-type="string">
            <text:p text:style-name="P7">Webpack Verzeichnisse</text:p>
            <text:p text:style-name="P7"/>
            <text:p text:style-name="P7">src: Sourcen</text:p>
            <text:p text:style-name="P7">dist: Distribution Alle Dateien für den Kunden</text:p>
            <text:p text:style-name="P7"><text:soft-page-break/></text:p>
            <text:p text:style-name="P8">dest-dev: Für die Entwicklung zum Debuggen</text:p>
          </table:table-cell>
          <table:table-cell table:style-name="Table1.B2" office:value-type="string">
            <text:p text:style-name="P35">$mkdir src</text:p>
            <text:p text:style-name="P35">$mkdir dist</text:p>
            <text:p text:style-name="P36">$mkdir dist-dev</text:p>
          </table:table-cell>
        </table:table-row>
        <table:table-row table:style-name="TableLine140293030683904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7"/>
          </table:table-cell>
        </table:table-row>
      </table:table>
      <text:p text:style-name="P25"/>
      <text:p text:style-name="P26"/>
      <table:table table:name="Table2" table:style-name="Table2">
        <table:table-column table:style-name="Table2.A"/>
        <table:table-column table:style-name="Table2.B"/>
        <table:table-row table:style-name="TableLine140293071818800">
          <table:table-cell table:style-name="Table2.A1" table:number-columns-spanned="2" office:value-type="string">
            <text:p text:style-name="P72"><text:span text:style-name="T43">PWA </text:span>Progressive Web App</text:p>
          </table:table-cell>
          <table:covered-table-cell/>
        </table:table-row>
        <table:table-row table:style-name="TableLine140293072170256">
          <table:table-cell table:style-name="Table2.A2" table:number-columns-spanned="2" office:value-type="string">
            <text:p text:style-name="P73">Wenn man sich eine Web Anwendung von der Architektur mit ES6 Modulen und webpack aufgebaut hat</text:p>
            <text:p text:style-name="P73">ist es einfach eine PWA zu generieren</text:p>
          </table:table-cell>
          <table:covered-table-cell/>
        </table:table-row>
        <table:table-row table:style-name="TableLine140293072276000">
          <table:table-cell table:style-name="Table2.A2" table:number-columns-spanned="2" office:value-type="string">
            <text:p text:style-name="P60">Wie kann man aus einer Web-Anwendung eine App machen, d.h. eine Anwendung</text:p>
            <text:p text:style-name="P60">die lokal am mobilen Endgerät – wie das Smartphone – installiert ist.</text:p>
            <text:p text:style-name="P60">D.h. die Anwendung sollte auch ohne das Internet (d.h. Verbindung zum Web Server) funktionieren</text:p>
          </table:table-cell>
          <table:covered-table-cell/>
        </table:table-row>
        <table:table-row table:style-name="TableLine140293071664128">
          <table:table-cell table:style-name="Table2.A4" office:value-type="string">
            <text:p text:style-name="P61">Link</text:p>
          </table:table-cell>
          <table:table-cell table:style-name="Table2.A2" office:value-type="string">
            <text:p text:style-name="P60">https://webpack.js.org/guides/progressive-web-application/</text:p>
          </table:table-cell>
        </table:table-row>
        <table:table-row table:style-name="TableLine140293071917936">
          <table:table-cell table:style-name="Table2.A4" office:value-type="string">
            <text:p text:style-name="P60">Installation</text:p>
          </table:table-cell>
          <table:table-cell table:style-name="Table2.A2" office:value-type="string">
            <text:p text:style-name="P56"><text:span text:style-name="Source_20_Text"><text:span text:style-name="T32">$</text:span></text:span><text:span text:style-name="Source_20_Text"><text:span text:style-name="T31">npm </text:span></text:span><text:span text:style-name="Source_20_Text"><text:span text:style-name="T30">i -D </text:span></text:span><text:span text:style-name="Source_20_Text"><text:span text:style-name="T31">workbox-webpack-plugin</text:span></text:span></text:p>
            <text:p text:style-name="P68"/>
          </table:table-cell>
        </table:table-row>
        <table:table-row table:style-name="TableLine140293072172352">
          <table:table-cell table:style-name="Table2.A4" office:value-type="string">
            <text:p text:style-name="P61">Zieldateien</text:p>
          </table:table-cell>
          <table:table-cell table:style-name="Table2.A2" office:value-type="string">
            <text:p text:style-name="P58"><text:span text:style-name="Source_20_Text"><text:span text:style-name="T32">$</text:span></text:span><text:span text:style-name="Source_20_Text"><text:span text:style-name="T33">mkdir dist-pwa</text:span></text:span></text:p>
            <text:p text:style-name="P70"/>
          </table:table-cell>
        </table:table-row>
        <table:table-row table:style-name="TableLine140292720074512">
          <table:table-cell table:style-name="Table2.A4" office:value-type="string">
            <text:p text:style-name="P60">Konfigurationsdatei</text:p>
          </table:table-cell>
          <table:table-cell table:style-name="Table2.A2" office:value-type="string">
            <text:p text:style-name="P57"><text:span text:style-name="Source_20_Text"><text:span text:style-name="T32">webpack.pwa.conf.js</text:span></text:span></text:p>
            <text:p text:style-name="P69"/>
            <text:p text:style-name="P70">Erweitern wie in dem Link beschrieben</text:p>
          </table:table-cell>
        </table:table-row>
        <table:table-row table:style-name="TableLine140292719520448">
          <table:table-cell table:style-name="Table2.A4" office:value-type="string">
            <text:p text:style-name="P61">index.js</text:p>
          </table:table-cell>
          <table:table-cell table:style-name="Table2.A2" office:value-type="string">
            <text:p text:style-name="P67">import './style.css';</text:p>
            <text:p text:style-name="P66">import {app} from './lib/App.js';</text:p>
            <text:p text:style-name="P66"/>
            <text:p text:style-name="P66">function init() {</text:p>
            <text:p text:style-name="P66"><text:s text:c="4"/>app.showPageMap();</text:p>
            <text:p text:style-name="P66">}</text:p>
            <text:p text:style-name="P65"/>
            <text:p text:style-name="P66">if ('serviceWorker' in navigator) {</text:p>
            <text:p text:style-name="P66"><text:s text:c="4"/>window.addEventListener('load', () =&gt; {</text:p>
            <text:p text:style-name="P66"><text:s text:c="8"/>navigator.serviceWorker.register('/service-worker.js').then(registration =&gt; {</text:p>
            <text:p text:style-name="P66"><text:s text:c="12"/>console.log('SW registered: ', registration);</text:p>
            <text:p text:style-name="P66"><text:s text:c="12"/>init();</text:p>
            <text:p text:style-name="P66"><text:s text:c="8"/>}).catch(registrationError =&gt; {</text:p>
            <text:p text:style-name="P66"><text:s text:c="12"/>console.log('SW registration failed: ', registrationError);</text:p>
            <text:p text:style-name="P66"><text:s text:c="8"/>});</text:p>
            <text:p text:style-name="P66"><text:s text:c="4"/>});</text:p>
            <text:p text:style-name="P66">}</text:p>
            <text:p text:style-name="P66">else {</text:p>
            <text:p text:style-name="P66"><text:s text:c="4"/>document.addEventListener('DOMContentLoaded', init);</text:p>
            <text:p text:style-name="P66">}</text:p>
            <text:p text:style-name="P63"/>
            <text:p text:style-name="P71"/>
          </table:table-cell>
        </table:table-row>
        <text:soft-page-break/>
        <table:table-row table:style-name="TableLine140292719663456">
          <table:table-cell table:style-name="Table2.A4" office:value-type="string">
            <text:p text:style-name="P59"/>
          </table:table-cell>
          <table:table-cell table:style-name="Table2.A2" office:value-type="string">
            <text:p text:style-name="P59"/>
          </table:table-cell>
        </table:table-row>
        <table:table-row table:style-name="TableLine140292719691632">
          <table:table-cell table:style-name="Table2.A4" office:value-type="string">
            <text:p text:style-name="P59"/>
          </table:table-cell>
          <table:table-cell table:style-name="Table2.A2" office:value-type="string">
            <text:p text:style-name="P59"/>
          </table:table-cell>
        </table:table-row>
      </table:table>
      <text:p text:style-name="P25"/>
      <text:p text:style-name="P26"/>
      <text:p text:style-name="P25"/>
      <table:table table:name="Table3" table:style-name="Table3">
        <table:table-column table:style-name="Table3.A"/>
        <table:table-column table:style-name="Table3.B"/>
        <table:table-row table:style-name="TableLine140292719344416">
          <table:table-cell table:style-name="Table3.A1" office:value-type="string">
            <text:p text:style-name="P12">Configuration von webpack</text:p>
          </table:table-cell>
          <table:table-cell table:style-name="Table3.A1" office:value-type="string">
            <text:p text:style-name="P44"/>
          </table:table-cell>
        </table:table-row>
        <table:table-row table:style-name="TableLine140292381000720">
          <table:table-cell table:style-name="Table3.A1" office:value-type="string">
            <text:p text:style-name="P17">Es gibt zwei modi</text:p>
            <text:p text:style-name="P17"/>
            <text:p text:style-name="P17">development und production</text:p>
          </table:table-cell>
          <table:table-cell table:style-name="Table3.A1" office:value-type="string">
            <text:p text:style-name="P46">webpack kennt zwei modi development und production</text:p>
            <text:p text:style-name="P46"/>
            <text:p text:style-name="P46">im development soll man im Browser den Code debuggen können, d.h. es werden beim bundeln sog. mappings erstellt, die dann im Browser das Debuggen ermöglichen</text:p>
          </table:table-cell>
        </table:table-row>
        <table:table-row table:style-name="TableLine140292982253792">
          <table:table-cell table:style-name="Table3.A1" office:value-type="string">
            <text:p text:style-name="P2">package.json</text:p>
            <text:p text:style-name="P2"/>
            <text:p text:style-name="P2"/>
            <text:p text:style-name="P2"/>
          </table:table-cell>
          <table:table-cell table:style-name="Table3.A1" office:value-type="string">
            <text:p text:style-name="P29">"scripts": {</text:p>
            <text:p text:style-name="P29"><text:s text:c="4"/>"dev": "webpack –-mode=development –-<text:span text:style-name="T38">config webpack.dev.conf.js</text:span>",</text:p>
            <text:p text:style-name="P32"><text:s text:c="4"/>"pro": "webpack --mode=production –-<text:span text:style-name="T38">config webpack.pro.conf.js</text:span>",</text:p>
            <text:p text:style-name="P29"><text:s text:c="2"/>},</text:p>
            <text:p text:style-name="P29"/>
          </table:table-cell>
        </table:table-row>
        <table:table-row table:style-name="TableLine140293017727680">
          <table:table-cell table:style-name="Table3.A1" office:value-type="string">
            <text:p text:style-name="P11">Index.html</text:p>
          </table:table-cell>
          <table:table-cell table:style-name="Table3.A1" office:value-type="string">
            <text:p text:style-name="P34">Die index.html wurde automatisch generiert</text:p>
            <text:p text:style-name="P34">durch das HtmlWebpackPlugin</text:p>
            <text:p text:style-name="P34"/>
            <text:p text:style-name="P34">Konfiguriert in der Datei webpack.pro.conf.js und webpack.dev.conf.js</text:p>
          </table:table-cell>
        </table:table-row>
        <table:table-row table:style-name="TableLine140293017175744">
          <table:table-cell table:style-name="Table3.A1" office:value-type="string">
            <text:p text:style-name="P10">Development-Modus vs. Production-Modus</text:p>
          </table:table-cell>
          <table:table-cell table:style-name="Table3.A1" office:value-type="string">
            <text:p text:style-name="P33">Das bedeutet, dass die Version mit</text:p>
            <text:p text:style-name="P33"/>
            <text:p text:style-name="P33">$npm run dev</text:p>
            <text:p text:style-name="P33"/>
            <text:p text:style-name="P33">steht im Verzeichnis dist-dev</text:p>
            <text:p text:style-name="P33">Diese Version ermöglicht Debugging</text:p>
            <text:p text:style-name="P33"/>
            <text:p text:style-name="P33">Dieses wird erreicht durch Auskommentierung von</text:p>
            <text:p text:style-name="P62">module.exports = {</text:p>
            <text:p text:style-name="P63">// devtool: <text:span text:style-name="T40">false, </text:span></text:p>
            <text:p text:style-name="P33"/>
            <text:p text:style-name="P33">Im Debugging Fall wird ein Mapping der Sourcen vorgenommen</text:p>
            <text:p text:style-name="P33"/>
            <text:p text:style-name="P33"/>
            <text:p text:style-name="P33">Die Production Version ermöglicht kein Debugging</text:p>
            <text:p text:style-name="P62">module.exports = {</text:p>
            <text:p text:style-name="P64"><text:s/>devtool: <text:span text:style-name="T40">false, </text:span></text:p>
            <text:p text:style-name="P33"/>
            <text:p text:style-name="P33"/>
          </table:table-cell>
        </table:table-row>
        <table:table-row table:style-name="TableLine140293017249392">
          <table:table-cell table:style-name="Table3.A1" office:value-type="string">
            <text:p text:style-name="P3">Aufruf von webpack</text:p>
          </table:table-cell>
          <table:table-cell table:style-name="Table3.A1" office:value-type="string">
            <text:p text:style-name="P29">$npm run dev</text:p>
            <text:p text:style-name="P29">$npm run pro</text:p>
          </table:table-cell>
        </table:table-row>
        <table:table-row table:style-name="TableLine140293017661920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9">Die Zeile mit "main": "index.js",</text:p>
            <text:p text:style-name="P29">kann gelöscht werden</text:p>
          </table:table-cell>
        </table:table-row>
        <table:table-row table:style-name="TableLine140293017266624">
          <table:table-cell table:style-name="Table3.A1" office:value-type="string">
            <text:p text:style-name="P17">Konfigurationsdateien von webpack</text:p>
            <text:p text:style-name="P17">Trenne zwischen produktion und development</text:p>
          </table:table-cell>
          <table:table-cell table:style-name="Table3.A1" office:value-type="string">
            <text:p text:style-name="P31">webpack.dev.config.js</text:p>
            <text:p text:style-name="P31">webpack.pro.config.js</text:p>
          </table:table-cell>
        </table:table-row>
        <table:table-row table:style-name="TableLine140292381043088">
          <table:table-cell table:style-name="Table3.A1" office:value-type="string">
            <text:p text:style-name="P9">Arbeit bei webpack</text:p>
          </table:table-cell>
          <table:table-cell table:style-name="Table3.A1" office:value-type="string">
            <text:p text:style-name="P31">Erstellen und Pflegen der Konfigurationsdateien</text:p>
            <text:p text:style-name="P31"/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onospac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1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1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/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nsolas" style:font-family-complex="Consolas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el_20_und_20_Inhalt_7e_LT_7e_Gliederung_20_1" style:display-name="Titel und Inhalt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Gliederung_20_2" style:display-name="Titel und Inhalt~LT~Gliederung 2" style:family="paragraph" style:parent-style-name="Titel_20_und_20_Inhalt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3" style:display-name="Titel und Inhalt~LT~Gliederung 3" style:family="paragraph" style:parent-style-name="Titel_20_und_20_Inhalt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4" style:display-name="Titel und Inhalt~LT~Gliederung 4" style:family="paragraph" style:parent-style-name="Titel_20_und_20_Inhalt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5" style:display-name="Titel und Inhalt~LT~Gliederung 5" style:family="paragraph" style:parent-style-name="Titel_20_und_20_Inhalt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6" style:display-name="Titel und Inhalt~LT~Gliederung 6" style:family="paragraph" style:parent-style-name="Titel_20_und_20_Inhalt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7" style:display-name="Titel und Inhalt~LT~Gliederung 7" style:family="paragraph" style:parent-style-name="Titel_20_und_20_Inhalt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8" style:display-name="Titel und Inhalt~LT~Gliederung 8" style:family="paragraph" style:parent-style-name="Titel_20_und_20_Inhalt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9" style:display-name="Titel und Inhalt~LT~Gliederung 9" style:family="paragraph" style:parent-style-name="Titel_20_und_20_Inhalt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Titel" style:display-name="Titel und Inhal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Untertitel" style:display-name="Titel und 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Notizen" style:display-name="Titel und 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Hintergrundobjekte" style:display-name="Titel und 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Titel_20_und_20_Inhalt_7e_LT_7e_Hintergrund" style:display-name="Titel und 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nsolas" style:font-family-complex="Consolas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1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1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2-06-23T09:31:35.340439179</dc:date>
    <meta:editing-cycles>130</meta:editing-cycles>
    <meta:editing-duration>PT14H34M3S</meta:editing-duration>
    <meta:document-statistic meta:table-count="3" meta:image-count="0" meta:object-count="0" meta:page-count="8" meta:paragraph-count="179" meta:word-count="901" meta:character-count="6691" meta:non-whitespace-character-count="5867"/>
    <meta:template xlink:type="simple" xlink:actuate="onRequest" xlink:title="" xlink:href="../../../../Entwicklung2021/step5-leaflet-split/Desktop/DokVorlesung/WE-II/Desktop/%25C3%259Cbungen-BSI-Untershcied-WindowsLINUX.odt/Normal.dotm"/>
  </office:meta>
</office:document-meta>
</file>